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Heading_20_1" style:list-style-name="WWNum1"/>
    <style:style style:name="P2" style:family="paragraph" style:parent-style-name="Heading_20_3" style:list-style-name="WWNum1">
      <style:text-properties officeooo:rsid="001e6222" officeooo:paragraph-rsid="001e6222"/>
    </style:style>
    <style:style style:name="P3" style:family="paragraph" style:parent-style-name="Text_20_body">
      <style:text-properties fo:color="#000000" loext:opacity="100%" style:font-name="Arial" style:font-name-complex="Arial1"/>
    </style:style>
    <style:style style:name="P4" style:family="paragraph" style:parent-style-name="Text_20_body" style:list-style-name="WWNum2"/>
    <style:style style:name="P5" style:family="paragraph" style:parent-style-name="Text_20_body">
      <style:text-properties officeooo:rsid="001e6222" officeooo:paragraph-rsid="001e6222"/>
    </style:style>
    <style:style style:name="P6" style:family="paragraph" style:parent-style-name="Text_20_body">
      <style:text-properties officeooo:paragraph-rsid="001e6222"/>
    </style:style>
    <style:style style:name="P7" style:family="paragraph" style:parent-style-name="Text_20_body">
      <style:text-properties officeooo:paragraph-rsid="001e7c66"/>
    </style:style>
    <style:style style:name="T1" style:family="text">
      <style:text-properties fo:color="#000000" loext:opacity="100%" style:font-name="Arial" style:font-name-complex="Arial1"/>
    </style:style>
    <style:style style:name="T2" style:family="text">
      <style:text-properties fo:color="#000000" loext:opacity="100%" style:font-name="Arial" officeooo:rsid="001e6222" style:font-name-complex="Arial1"/>
    </style:style>
    <style:style style:name="T3" style:family="text">
      <style:text-properties fo:color="#000000" loext:opacity="100%" style:font-name="Arial" officeooo:rsid="001e7c66" style:font-name-complex="Arial1"/>
    </style:style>
    <style:style style:name="T4" style:family="text">
      <style:text-properties style:font-name="Arial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42949535" text:style-name="WWNum1">
        <text:list-item>
          <text:h text:style-name="P1" text:outline-level="1"><text:bookmark-start text:name="_GoBack"/><text:span text:style-name="T1">Rainbow Clock Setup </text:span></text:h>
        </text:list-item>
      </text:list>
      <text:p text:style-name="Text_20_body"><text:span text:style-name="T1">The following document hopes to detail how to setup and run the Rainbow clock, as well as some diagnostic information, should something go wrong.</text:span></text:p>
      <text:p text:style-name="P3"/>
      <text:p text:style-name="Text_20_body"><text:span text:style-name="T1">1. Plug in a </text:span><text:span text:style-name="T2">USB-C</text:span><text:span text:style-name="T1"> Cable in the hole on the right side. <text:s/>Be sure and fit it the wrong way twice before getting it in the right way</text:span></text:p>
      <text:p text:style-name="Text_20_body"><text:span text:style-name="T1">2. On first boot-up, the top row of all 4 digits should light up in yellow </text:span><text:span text:style-name="T2">after approx 10 seconds</text:span><text:span text:style-name="T1">. <text:s/>This indicates that the clock is ready to begin the configuration process.</text:span></text:p>
      <text:p text:style-name="Text_20_body"><text:span text:style-name="T1">3. Using a laptop or possibly cell phone (if you’re feeling brave), scan for available wifi access points. A new access point called ‘RainbowClockSetup’ should be visible.</text:span></text:p>
      <text:p text:style-name="Text_20_body"><text:span text:style-name="T1">4. Connect to this WAP. <text:s/>Make sure your network configuration is set to DHCP, otherwise you could have problems.</text:span></text:p>
      <text:p text:style-name="Text_20_body"><text:span text:style-name="T1">5. Open a web browser (Chrome, Firefox should be fine. <text:s/>Don’t ask about Internet explorer unless you want me to bop you over the head), and goto </text:span><text:a xlink:type="simple" xlink:href="http://192.168.4.1/" text:style-name="Internet_20_link" text:visited-style-name="Visited_20_Internet_20_Link"><text:span text:style-name="Internet_20_link"><text:span text:style-name="T4">http://192.168.4.1</text:span></text:span></text:a></text:p>
      <text:p text:style-name="Text_20_body"><text:span text:style-name="T1">6. The Web configuration should open. <text:s/>You MUST enter your wireless SSID and password. It </text:span><text:span text:style-name="T2">will NOT</text:span><text:span text:style-name="T1"> work with 5GHz access points. </text:span><text:bookmark-end text:name="_GoBack"/><text:span text:style-name="T1"><text:s/></text:span><text:span text:style-name="T2">It MUST have a 2.4Ghz network. <text:s/>If you don’t have one, then you really need to rethink your life choices cos many iot things work on this frequency</text:span></text:p>
      <text:p text:style-name="Text_20_body"><text:span text:style-name="T1">7. The other options on this screen are as follows.</text:span></text:p>
      <text:list xml:id="list273706447" text:style-name="WWNum2">
        <text:list-item>
          <text:p text:style-name="P4"><text:span text:style-name="T1">Show Temperature every 1 minute.</text:span></text:p>
          <text:list>
            <text:list-item>
              <text:p text:style-name="P4"><text:span text:style-name="T1">This displays the current indoor temperature as determined by the built in DS3231 Real Time Clock module. <text:s/>I have no idea how accurate it is, however it should be ‘good enough’</text:span></text:p>
            </text:list-item>
            <text:list-item>
              <text:p text:style-name="P4"><text:span text:style-name="T1">Temperature is displayed every minute at 55 seconds past the minute</text:span></text:p>
            </text:list-item>
            <text:list-item>
              <text:p text:style-name="P4"><text:span text:style-name="T1">Temperature will display values between -99 and 999. <text:s/>If your current indoor temperature is outside of those ranges then you really have some problems.</text:span></text:p>
            </text:list-item>
          </text:list>
        </text:list-item>
        <text:list-item>
          <text:p text:style-name="P4"><text:span text:style-name="T1">Temperature Units</text:span></text:p>
          <text:list>
            <text:list-item>
              <text:p text:style-name="P4"><text:span text:style-name="T1">Default here is Celsius, cos that’s sensible people units. <text:s/>If you want Fahrenheit then change it here. <text:s/>The clock handles the conversion and will display a Units qualifier on the display when the temperature is shown. <text:s/>This setting serves no purpose if the Show Temperature option is disabled</text:span></text:p>
            </text:list-item>
          </text:list>
        </text:list-item>
        <text:list-item>
          <text:p text:style-name="P4"><text:span text:style-name="T1">Show 12 Hr time</text:span></text:p>
          <text:list>
            <text:list-item>
              <text:p text:style-name="P4"><text:span text:style-name="T1">default is to show the time in 24hr mode, cos that’s what sensible people use. <text:s/>If you can't work out that 19:35 is 7:35pm then you want this setting.</text:span></text:p>
            </text:list-item>
          </text:list>
        </text:list-item>
        <text:list-item>
          <text:p text:style-name="P4"><text:soft-page-break/><text:span text:style-name="T1">Timezone</text:span></text:p>
          <text:list>
            <text:list-item>
              <text:p text:style-name="P4"><text:span text:style-name="T1">Pick the timezone you want the clock to adjust to. <text:s/>Supports most US based timezones as well as GMT, CET, </text:span><text:span text:style-name="T2">IST</text:span><text:span text:style-name="T1"> and Argentina Standard Time. <text:s/>If you live in random places in Nova Scotia, too bad.</text:span></text:p>
            </text:list-item>
          </text:list>
        </text:list-item>
        <text:list-item>
          <text:p text:style-name="P4"><text:span text:style-name="T1">Enable Auto Dimming</text:span></text:p>
          <text:list>
            <text:list-item>
              <text:p text:style-name="P4"><text:span text:style-name="T2">T</text:span><text:span text:style-name="T1">he clock has a built in photoresistor to detect the ambient light levels, and then adjust the brightness of the clock automatically (who wants their living/bedroom lit up like a christmas tree at 3am??). <text:s/>If however you do not want the clock to do this, turn this option off</text:span></text:p>
            </text:list-item>
          </text:list>
        </text:list-item>
        <text:list-item>
          <text:p text:style-name="P4"><text:span text:style-name="T1">Display Brightness</text:span></text:p>
          <text:list>
            <text:list-item>
              <text:p text:style-name="P4"><text:span text:style-name="T1">This option is directly related to the Auto Dimming feature and will only be enabled if Auto Dimming is turned off. <text:s/>This slider adjusts the brightness of the clock. <text:s/>Brightness values are 0 to 255. <text:s/>a value of 0 is basically ‘off’ so don’t be surprised if you turn it all the way down and the display doesn’t show anything ever again. <text:s/>A value of 255 MAY have problems with dodgy power supplies. <text:s/>I’m not sure what the overall power draw is of this clock, but the brighter the LEDs, the higher the current draw. <text:s/>Don’t say I didn’t warn you if the magic blue smoke escapes.</text:span></text:p>
            </text:list-item>
          </text:list>
        </text:list-item>
      </text:list>
      <text:p text:style-name="Text_20_body"><text:span text:style-name="T1">8. Once you’ve set all the settings you want hit save. <text:s/>The Top row will change from yellow to </text:span><text:span text:style-name="T2">Purple</text:span><text:span text:style-name="T1"> to indicate it’s attempting to validate your wifi credentials. <text:s/>At this point the RainbowClockSetup Access point will vanish.</text:span></text:p>
      <text:p text:style-name="Text_20_body"><text:span text:style-name="T1">9. The top and bottom row of digits should turn blue to indicate a successful connection, and the clock will then auto restart. <text:s/>If the top and bottom row turn red, that indicates the wifi connection failed, most likely due to a bad SSID/Password combo.</text:span></text:p>
      <text:p text:style-name="Text_20_body"><text:span text:style-name="T1">10. The middle row of all the digits should now light up in green. <text:s/>This is the normal bootup sequence.</text:span></text:p>
      <text:p text:style-name="P6"><text:span text:style-name="T2">11</text:span><text:span text:style-name="T1">. <text:s/>Provided the clock was able to obtain the time, after a few seconds of the display showing the green bars, the time should appear in all it’s rainbow glory.</text:span></text:p>
      <text:p text:style-name="P6"><text:span text:style-name="T2">12</text:span><text:span text:style-name="T1">. If you wish to modify the clock setup while it’s running, you can connect to the clock via a web browser. <text:s/>The IP address you need to connect to is entirely dependent on what your DHCP server gave it. <text:s/>Check your router to find out what IP has been assigned.</text:span></text:p>
      <text:p text:style-name="P6"><text:span text:style-name="T2">13</text:span><text:span text:style-name="T1">. if for some reason things go horribly pear shaped and something happens (ie your router completely dies and you buy a new one and give it a different SSID) there is a small hole on the back side of the clock near to the middle. <text:s/>Insert a paper clip into this hole and the clock should reset and go back into the initial setup phase, allowing you to modify the the wifi credentials.</text:span></text:p>
      <text:p text:style-name="P6"><text:span text:style-name="T1"/></text:p>
      <text:list xml:id="list195503706979359" text:continue-list="list3942949535" text:style-name="WWNum1">
        <text:list-item>
          <text:list>
            <text:list-item>
              <text:list>
                <text:list-item>
                  <text:h text:style-name="P2" text:outline-level="3"><text:soft-page-break/><text:span text:style-name="T1">Debug information</text:span></text:h>
                </text:list-item>
              </text:list>
            </text:list-item>
          </text:list>
        </text:list-item>
      </text:list>
      <text:p text:style-name="P5"><text:span text:style-name="T1">if you got here then something didn’t work. <text:s/>Fortunately there’s a very complex method of figuring out what’s going on based on the colours the clock shows and what rows it shows those colours on. <text:s/>There’s 3 rows, top middle and bottom.</text:span></text:p>
      <text:p text:style-name="Text_20_body"><text:span text:style-name="T2">a</text:span><text:span text:style-name="T1">. If the top, middle and bottom rows of the digits turn red, this indicates the clock was not able to obtain the current time from a local NTP server. <text:s/>Usually turning the clock off and on again resolves this issue. <text:s/>Obviously though if your internet is down, that won’t work, and wait until it is back up</text:span></text:p>
      <text:p text:style-name="P5"><text:span text:style-name="T1">b. if all rows are a whiteish colour, then DNS lookup of 0.us.pool.ntp.org failed. <text:s/>Basically your DNS server is broken. <text:s/>Fix it</text:span></text:p>
      <text:p text:style-name="Text_20_body"><text:span text:style-name="T2">c</text:span><text:span text:style-name="T1">. if only the top </text:span><text:span text:style-name="T2">and bottom </text:span><text:span text:style-name="T1">row</text:span><text:span text:style-name="T2">s</text:span><text:span text:style-name="T1"> turns red, then this indicates the Clock was unable to obtain an IP address from your router. <text:s/>The clock will reinitialize the default setup access point (RainbowClockSetup) to allow you to connect and perhaps modify the setup, </text:span><text:span text:style-name="T2">or fix your DHCP server (you do have DHCP right?)</text:span></text:p>
      <text:p text:style-name="P5"><text:span text:style-name="T1">d. if the top row is pink, you’re screwed… essentially. <text:s/>The built in WAP failed. <text:s/>Nowt much that can be done about this</text:span></text:p>
      <text:p text:style-name="P5"><text:span text:style-name="T1">e. </text:span><text:span text:style-name="T3">if the Middle row is red (by itself)… you’re also screwed. <text:s/>The wifi module failed.</text:span></text:p>
      <text:p text:style-name="P7"><text:span text:style-name="T3">f. if the </text:span><text:span text:style-name="T1">top row </text:span><text:span text:style-name="T3">is </text:span><text:span text:style-name="T1">red = couldn't find the wifi module. <text:s/>FATAL</text:span></text:p>
      <text:p text:style-name="Text_20_body"><text:span text:style-name="T3">g. </text:span><text:span text:style-name="T1">Top Row yellow = Wifi hot spot running. <text:s/>connect to the SSID to configure the clock</text:span></text:p>
      <text:p text:style-name="Text_20_body"><text:span text:style-name="T3">h. </text:span><text:span text:style-name="T1">Blue top and bottom row = Wifi Credentials are good. <text:s/>Clock should auto reboot in a few seconds.</text:span></text:p>
      <text:p text:style-name="Text_20_body"><text:span text:style-name="T3">I. </text:span><text:span text:style-name="T1">Green middle row = normal boot startup</text:span></text:p>
      <text:p text:style-name="Text_20_body"><text:span text:style-name="T1"/></text:p>
      <text:p text:style-name="Text_20_body"><text:span text:style-name="T1">If for any reason your WIFI SSID should change, there is a small hole on the rear of the clock. <text:s/>Place a paperclip or similar item into that hole until you hear a click. <text:s/>Hold the paperclip in place for a few seconds, until the display goes blank. <text:s/>Release the paperclip. <text:s/>After a few moments, the clock should boot back up in setup mode, allowing you to login using the default setup SSID.</text:span></text:p>
      <text:p text:style-name="Text_20_body"><text:span text:style-name="T1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WWNum1" style:class="text"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1" style:list-level="3" style:class="text">
      <style:paragraph-properties fo:margin-top="0.0972in" fo:margin-bottom="0.0835in" style:contextual-spacing="false"/>
      <style:text-properties fo:font-weight="bold" style:font-weight-asian="bold" style:font-weight-complex="bold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6</meta:editing-cycles>
    <meta:creation-date>2022-01-03T18:51:00</meta:creation-date>
    <dc:date>2022-12-07T19:55:02.361928674</dc:date>
    <dc:language>en-US</dc:language>
    <meta:editing-duration>P1DT10H39M2S</meta:editing-duration>
    <meta:generator>LibreOffice/7.3.7.2$Linux_X86_64 LibreOffice_project/30$Build-2</meta:generator>
    <meta:document-statistic meta:table-count="0" meta:image-count="0" meta:object-count="0" meta:page-count="3" meta:paragraph-count="42" meta:word-count="1195" meta:character-count="6542" meta:non-whitespace-character-count="5353"/>
    <meta:user-defined meta:name="AppVersion">16.0000</meta:user-defined>
    <meta:template xlink:type="simple" xlink:actuate="onRequest" xlink:title="Normal.dotm" xlink:href=""/>
  </office:meta>
</office:document-meta>
</file>